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font-size="2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fo:text-indent="-0.8cm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fo:font-size="28pt" fo:font-style="italic" fo:font-weight="normal"/>
    </style:style>
    <style:style style:name="T14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5" style:family="text">
      <style:text-properties fo:font-family="'Bitstream Vera Sans Mono'" style:font-family-generic="swiss" style:font-pitch="fixed"/>
    </style:style>
    <style:style style:name="T16" style:family="text">
      <style:text-properties fo:font-weight="bold"/>
    </style:style>
    <style:style style:name="T17" style:family="text">
      <style:text-properties fo:font-family="Albany" style:font-family-generic="swiss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2.672cm" svg:height="13.239cm" svg:x="3.22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Image-Plane vs. <text:line-break/><text:span text:style-name="T2">uv</text:span>-Plane Effects</text:p>
          </draw:text-box>
        </draw:frame>
        <draw:frame draw:style-name="gr2" draw:layer="layout" svg:width="23.457cm" svg:height="13.519cm" svg:x="2.543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94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5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4"><text:span text:style-name="T3">The integral is then exactly a 2D Fourier transform of the “apparent sky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6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5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4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4"><text:span text:style-name="T3">Let's collect all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5" draw:layer="layout" svg:width="23.912cm" svg:height="7.515cm" svg:x="2.5cm" svg:y="13cm" presentation:class="outline" presentation:user-transformed="true">
          <draw:text-box>
            <text:list text:style-name="L2">
              <text:list-item>
                <text:p text:style-name="P5"><text:span text:style-name="T3">In other words, each antenna pair p-q measures an </text:span><text:span text:style-name="T5">apparent <text:s/>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5"><text:span text:style-name="T10">...at a single point in tim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5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5" draw:layer="layout" svg:width="23.912cm" svg:height="9.177cm" svg:x="2.088cm" svg:y="10.422cm" presentation:class="outline" presentation:user-transformed="true">
          <draw:text-box>
            <text:list text:style-name="L2">
              <text:list-item>
                <text:p text:style-name="P4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4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4"><text:span text:style-name="T3">For wide fields and/or non-coplanar arrays, the </text:span><text:span text:style-name="T5">N </text:span><text:span text:style-name="T10">term is</text:span><text:span text:style-name="T3"> non-negligible, and it depends on </text:span><text:span text:style-name="T5">w </text:span><text:span text:style-name="T10">which depends on time</text:span><text:span text:style-name="T5">.</text:span></text:p>
              </text:list-item>
            </text:list>
            <text:list text:style-name="L2">
              <text:list-item>
                <text:p text:style-name="P4"><text:span text:style-name="T3">All this is especially relevant with new telescope desig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4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4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4cm" svg:height="10.261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5" draw:layer="layout" svg:width="23.912cm" svg:height="14.081cm" svg:x="2.588cm" svg:y="6cm" presentation:class="outline" presentation:user-transformed="true">
          <draw:text-box>
            <text:list text:style-name="L2">
              <text:list-item>
                <text:p text:style-name="P4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4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7">pq</text:span><text:span text:style-name="T5">(t) </text:span><text:span text:style-name="T10">corresponding to its “own” apparent sky </text:span><text:span text:style-name="T6">B</text:span><text:span text:style-name="T13">(t)</text:span><text:span text:style-name="T10"> -- variable in time!</text:span></text:p>
              </text:list-item>
            </text:list>
            <text:list text:style-name="L2">
              <text:list-item>
                <text:p text:style-name="P4"><text:span text:style-name="T10">The </text:span><text:span text:style-name="T6">K</text:span><text:span text:style-name="T10"> term becomes an F.T. kernel with narrow FOVs (and coplanar arrays)</text:span><text:span text:style-name="T14">,</text:span><text:span text:style-name="T10"> but is “not quite” an F.T. otherwis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0.959cm" svg:height="13.707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3.421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4" draw:layer="layout" svg:width="23.912cm" svg:height="9.22cm" svg:x="2.5cm" svg:y="10.5cm" presentation:class="outline" presentation:user-transformed="true">
          <draw:text-box>
            <text:list text:style-name="L2">
              <text:list-item>
                <text:p text:style-name="P4">See <text:span text:style-name="T15">Day3/demo1-predict-nps.py</text:span></text:p>
              </text:list-item>
            </text:list>
            <text:list text:style-name="L2">
              <text:list-item>
                <text:p text:style-name="P4">We can already do one point source, adding more is just a <text:span text:style-name="T16">for</text:span> loop...</text:p>
              </text:list-item>
            </text:list>
            <text:list text:style-name="L2">
              <text:list-item>
                <text:p text:style-name="P4">...and a <text:span text:style-name="T16">Meq.Add</text:span> node to sum the visibilities.</text:p>
              </text:list-item>
            </text:list>
            <text:list text:style-name="L2">
              <text:list-item>
                <text:p text:style-name="P4">We'll put the sources on a grid.</text:p>
              </text:list-item>
            </text:list>
            <text:list text:style-name="L2">
              <text:list-item>
                <text:p text:style-name="P7">Run the tree and 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Adding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4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4">Use <text:span text:style-name="T15">Day3/demo1-predict-nps.py</text:span><text:span text:style-name="T17"> as a starting point.</text:span></text:p>
              </text:list-item>
            </text:list>
            <text:list text:style-name="L2">
              <text:list-item>
                <text:p text:style-name="P4"><text:span text:style-name="T17">Add the gain terms from </text:span><text:span text:style-name="T15">Day2/demo3-predict-ps-gain.py</text:span><text:span text:style-name="T17">.</text:span></text:p>
              </text:list-item>
            </text:list>
            <text:list text:style-name="L2">
              <text:list-item>
                <text:p text:style-name="P7">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6.301cm" svg:height="9.9cm" svg:x="5.361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4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4">Use the previous script <text:span text:style-name="T17">as a starting point.</text:span></text:p>
              </text:list-item>
            </text:list>
            <text:list text:style-name="L2">
              <text:list-item>
                <text:p text:style-name="P4">Make a per-channel ma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4" presentation:class="page"/>
          <draw:frame presentation:style-name="pr12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5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By now our scripts are getting rather complex.</text:span></text:p>
              </text:list-item>
            </text:list>
            <text:list text:style-name="L2">
              <text:list-item>
                <text:p text:style-name="P4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4"><text:span text:style-name="T3">TDL is Python, and Python is an excellent programming languag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4" draw:layer="layout" svg:width="23.912cm" svg:height="13.231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02T23:25:02</dc:date>
    <meta:print-date>2006-09-20T19:21:56</meta:print-date>
    <dc:language>en-US</dc:language>
    <meta:editing-cycles>33</meta:editing-cycles>
    <meta:editing-duration>P2DT4H3M39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Let's decompose: </math:mtext>
            </math:mrow>
          </math:mstyle>
          <math:msub>
            <math:mstyle math:fontweight="bold">
              <math:mrow>
                <math:mi>J</math:mi>
              </math:mrow>
            </math:mstyle>
            <math:mi>p</math:mi>
          </math:msub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 represents </math:mtext>
                <math:mstyle math:fontstyle="italic">
                  <math:mrow>
                    <math:mtext>uv-plane effects,</math:mtext>
                  </math:mrow>
                </math:mstyle>
                <math:mtext> does not vary with </math:mtext>
                <math:mo math:stretchy="false">l</math:mo>
                <math:mi>,</math:mi>
                <math:mo math:stretchy="false">m</math:mo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text> is the phase shift term;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text> represents </math:mtext>
                <math:mstyle math:fontstyle="italic">
                  <math:mrow>
                    <math:mtext>image-plane effects,</math:mtext>
                  </math:mrow>
                </math:mstyle>
                <math:mtext> varies with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  <math:mtr/>
      <math:mtr>
        <math:mstyle math:fontsize="24pt">
          <math:mrow>
            <math:mtext>then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Let's decompose: "} {bold J}_p(%l,%m) = {bold G}_p {bold K}_p(%l,%m) {bold E}_p(%l,%m) newline 
alignl size 24 {{bold G}_p " represents " ital "uv-plane effects," " does not vary with " %l,%m; } newline
alignl size 24 {{bold K}_p " is the phase shift term;" } newline
alignl size 24 {{bold E}_p " represents " ital "image-plane effects," " varies with " %l,%m. } newline newline
size 24 { "then:  "} newline newline
{bold V}_pq = {bold G}_p left ( iint csub {%l%m} {bold K}_p {bold E}_p bold B over %n {bold E}^{%dagger}_q {bold K}^{%dagger}_q d%l d%m right ) {bold G}^{%dagger}_q newline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tilde B}_pq), ~{bold tilde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tilde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(projected)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</math:mrow>
      </math:mtr>
      <math:mtr>
        <math:mstyle math:fontsize="24pt">
          <math:mrow>
            <math:mtext>So the total visibility is obtained by integrating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row>
              <math:mtext>( </math:mtext>
              <math:mrow>
                <math:mo math:stretchy="false">n</math:mo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p>
                        <math:mo math:stretchy="false">l</math:mo>
                        <math:mn>2</math:mn>
                      </math:msup>
                    </math:mrow>
                    <math:mo math:stretchy="false">−</math:mo>
                    <math:msup>
                      <math:mo math:stretchy="false">m</math:mo>
                      <math:mn>2</math:mn>
                    </math:msup>
                  </math:mrow>
                </math:msqrt>
              </math:mrow>
              <math:mi>,</math:mi>
              <math:mi/>
              <math:mtext>and the </math:mtext>
              <math:mrow>
                <math:mn>1</math:mn>
                <math:mo math:stretchy="false">/</math:mo>
                <math:mo math:stretchy="false">n</math:mo>
              </math:mrow>
              <math:mtext> term arises because</math:mtext>
            </math:mrow>
          </math:mrow>
        </math:mstyle>
      </math:mtr>
      <math:mtr>
        <math:mstyle math:fontsize="24pt">
          <math:mrow>
            <math:mrow>
              <math:mtext>we're projecting the sky onto the </math:mtext>
              <math:mo math:stretchy="false">l</math:mo>
              <math:mo math:stretchy="false">m</math:mo>
              <math:mtext> plane.)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(projected) brightness density: "} {bold B}(%l,%m) newline
size 24 {"So the total visibility is obtained by integrating:"} newline newline
{bold V}_pq = iint csub {%l%m} {bold J}_p(%l,%m){bold B(%l,%m)} over {%n(%l,%m)} {bold J}^{%dagger}_q(%l,%m)d%l d%m newline newline
size 24 {"( " %n=sqrt {1-%l^2-%m^2}, ~ "and the " 1/%n " term arises because" } newline 
size 24 {"we're projecting the sky onto the " %l%m " plane.)" } 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/</math:mo>
                <math:msub>
                  <math:mo math:stretchy="false">n</math:mo>
                  <math:mi>s</math:mi>
                </math:msub>
              </math:mrow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/ %n_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sub>
                  <math:mo math:stretchy="false">n</math:mo>
                  <math:mi>s</math:mi>
                </math:msub>
              </math:mfrac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sqrt>
              <math:mrow>
                <math:msup>
                  <math:mo math:stretchy="false">l</math:mo>
                  <math:mn>2</math:mn>
                </math:msup>
                <math:mo math:stretchy="false"></math:mo>
                <math:msup>
                  <math:mo math:stretchy="false">m</math:mo>
                  <math:mn>2</math:mn>
                </math:msup>
              </math:mrow>
            </math:msqrt>
            <math:mo math:stretchy="false"></math:mo>
          </math:mrow>
          <math:mrow>
            <math:msub>
              <math:mo math:stretchy="false"></math:mo>
              <math:mn>0</math:mn>
            </math:msub>
            <math:mo math:stretchy="false">/</math:mo>
            <math:mo math:stretchy="false">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  <math:mtr>
        <math:mstyle math:fontsize="24pt">
          <math:mrow>
            <math:mrow>
              <math:mtext>with </math:mtext>
              <math:mrow>
                <math:msub>
                  <math:mo math:stretchy="false"></math:mo>
                  <math:mn>0</math:mn>
                </math:msub>
                <math:mo math:stretchy="false">=</math:mo>
                <math:mn>800</math:mn>
              </math:mrow>
              <math:mrow>
                <math:mtext>MHz</math:mtext>
                <math:mo math:stretchy="false">=</math:mo>
                <math:mtext>8e+8</math:mtext>
              </math:mrow>
            </math:mrow>
          </math:mrow>
        </math:mstyle>
      </math:mtr>
    </math:mtable>
    <math:annotation math:encoding="StarMath 5.0">alignc "Let's add a primary beam: " newline
{bold V}_pq = {bold G}_p left ( sum csub s {bold E}_ps {bold K}_ps {bold B}_0s over %n_s {bold K}^{%dagger}_{qs} {bold E}^%dagger_qs right ) {bold G}^%dagger_q newline
"use " {bold E}(%l,%m) = cos^6 (sqrt{%l^2+%m^2}) %nu_0 / %nu newline
size 24 { "(i.e. same for all antennas)" } newline
size 24 { "with " %nu_0 = 800"MHz" = "8e+8" } newline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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−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</math:mtr>
                    <math:mtr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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i>.</math:mi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sub>
                  <math:mo math:stretchy="false">n</math:mo>
                  <math:mi>s</math:mi>
                </math:msub>
              </math:mfrac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i/>
              <math:mrow>
                <math:msub>
                  <math:mo math:stretchy="false">n</math:mo>
                  <math:mi>s</math:mi>
                </math:msub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bsup>
                        <math:mo math:stretchy="false">l</math:mo>
                        <math:mi>s</math:mi>
                        <math:mn>2</math:mn>
                      </math:msubsup>
                    </math:mrow>
                    <math:mo math:stretchy="false">−</math:mo>
                    <math:msubsup>
                      <math:mo math:stretchy="false">m</math:mo>
                      <math:mi>s</math:mi>
                      <math:mn>2</math:mn>
                    </math:msubsup>
                  </math:mrow>
                </math:msqrt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B}_0s=left ( matrix{I_s+Q_s # U_s-%i V_s ## U_s+%i V_s # I_s-Q_s} right ) } newline
size 24 { "the "bold B " distribution is a delta-function:"} newline
size 24 { {bold B}_s(%l,%m) = { bold B}_0s%delta(%l-%l_s,%m-%m_s).} newline newline
size 24 {"So for a sky of point sources:"} newline 
{bold V}_pq = {bold G}_p left ( sum csub s {bold K}_ps {bold E}_{ps} {bold B}_0s over %n_s {bold E}^{%dagger}_{qs} {bold K}^{%dagger}_{qs} right ) {bold G}^{%dagger}_q, newline
size 24 { "where " {bold K}_ps = {bold K}_p(%l_s,%m_s), ~~ %n_s=sqrt{1-%l^2_s-%m^2_s}, } newline 
size 24 { "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,</math:mn>
              </math:mrow>
              <math:mtext>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, " so:" 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row>
            <math:msub>
              <math:mstyle math:fontweight="bold">
                <math:mrow>
                  <math:mi>B</math:mi>
                </math:mrow>
              </math:mstyle>
              <math:mn>0s</math:mn>
            </math:msub>
            <math:mo math:stretchy="false">/</math:mo>
            <math:msub>
              <math:mo math:stretchy="false">n</math:mo>
              <math:mi>s</math:mi>
            </math:msub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
{bold V}_pq = sum csub s {bold K}_ps {bold B}_0s / %n_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>
                <math:mover math:accent="true">
                  <math:mi>N</math:mi>
                  <math:mo math:stretchy="false"></math:mo>
                </math:mover>
                <math:mi>q</math:mi>
              </math:msub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{bar N}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